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office:automatic-styles>
  <office:body>
    <office:text>
      <text:h text:style-name="Heading_20_1" text:outline-level="1">Jack Senechal</text:h>
      <text:p text:style-name="First_20_paragraph">Located in Kentfield,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p>
      <text:h text:style-name="Heading_20_2" text:outline-level="2">Introduction</text:h>
      <text:p text:style-name="First_20_paragraph">My ideal workplace has a vibrant environment of innovation, a strong team practicing Agile methodologies, and a culture of excellence. It is more than a day job, it is a platform to launch big ideas. I bring 10 years of industry experience, an appetite for challenges, and a broad understanding of the technological landscape.</text:p>
      <text:p text:style-name="Text_20_body">I am an engineer with a passion for humanity. I wish to build lucid technology to help navigate the rapid changes lying ahead. To that end I have a deep interest in architecture of <text:a xlink:type="simple" xlink:href="http://en.wikipedia.org/wiki/Emergence" office:name=""><text:span text:style-name="Definition">emergent systems</text:span></text:a>, open infrastructure, and tools that facilitate collaboration, communication, and education. I value foresight, innovation, multidimensional thinking, and appropriate application of technology. I am existentially intolerant of the status quo.</text:p>
      <text:h text:style-name="Heading_20_2" text:outline-level="2">Languages and Technologies</text:h>
      <text:p text:style-name="First_20_paragraph">Programming experience with <text:span text:style-name="T1">Ruby</text:span>, Rails, <text:span text:style-name="T2">JavaScript</text:span>, CoffeeScript, <text:span text:style-name="T3">Node.js</text:span>, jQuery, D3, PHP, ActionScript, Flex, and SuperCollider. Limited experience with C/C++, Java, Perl and Python.</text:p>
      <text:p text:style-name="Text_20_body">My ideal development environment is <text:span text:style-name="T4">Vim</text:span><text:span text:style-name="T5"> </text:span><text:span text:style-name="T6">on</text:span><text:span text:style-name="T7"> </text:span><text:span text:style-name="T8">Linux</text:span>.</text:p>
      <text:h text:style-name="Heading_20_2" text:outline-level="2">Industry Experience</text:h>
      <text:p text:style-name="First_20_paragraph">Independent Contractor 2004 - 2014</text:p>
      <text:list text:style-name="L1">
        <text:list-item>
          <text:p text:style-name="P1">Pegg (July 2014 - current). Mobile game development in JavaScript and Parse with a Famo.us front-end and a Flux architecture. Authoring an express/JS admin interface. Major refactoring around CommonJS Promises.</text:p>
        </text:list-item>
        <text:list-item>
          <text:p text:style-name="P1">Darasha (April 2014 - June 2014). Rapid prototyping of global-graph technologies using XDI and Famo.us. Integration of XDI with Ruby on Rails applications. Launched beta cloud name service based on XDI and Node.js.</text:p>
        </text:list-item>
        <text:list-item>
          <text:p text:style-name="P1"><text:a xlink:type="simple" xlink:href="http://superluminal.is/" office:name=""><text:span text:style-name="Definition">Superluminal Systems</text:span></text:a> (August 2013 - January 2014). Helped to develop and launch the first client site based on the Superluminal Learning Management System. Collaborated on innovative user interface elements using D3 and CoffeeScript. Wordpress plugin wrangling, development and customization.</text:p>
        </text:list-item>
        <text:list-item>
          <text:p text:style-name="P1"><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1"><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1">Various smaller websites and components.</text:p>
        </text:list-item>
      </text:list>
      <text:p text:style-name="First_20_paragraph">Founder, <text:a xlink:type="simple" xlink:href="http://opentestpro.com" office:name=""><text:span text:style-name="Definition">OpenTest Pro, LLC</text:span></text:a> - 2008 - 2011</text:p>
      <text:list text:style-name="L2">
        <text:list-item>
          <text:p text:style-name="P2">Founded the company to provide educational resources relating to automated testing and continuous integration using open source tools in a PHP environment.</text:p>
        </text:list-item>
        <text:list-item>
          <text:p text:style-name="P2">Activities include technical writing, web application development in Ruby on Rails and Flex, studio voiceover recording, and project management.</text:p>
        </text:list-item>
      </text:list>
      <text:p text:style-name="First_20_paragraph">Web Developer, <text:a xlink:type="simple" xlink:href="http://onforce.com" office:name=""><text:span text:style-name="Definition">OnForce, Inc</text:span></text:a> - New York, NY June 2006 - December 2007</text:p>
      <text:list text:style-name="L3">
        <text:list-item>
          <text:p text:style-name="P3">Programmed features and updates to the OnForce platform.</text:p>
        </text:list-item>
        <text:list-item>
          <text:p text:style-name="P3">Introduced automated testing with PHPUnit. Implemented tests for OnForce's public-facing API. Unit testing infrastructure included PHPUnit with a custom test database refreshing mechanism, Selenium, and CruiseControl.</text:p>
        </text:list-item>
        <text:list-item>
          <text:p text:style-name="P3">Integrated OnFoce platform with Salesforce APIs to provide up-to-date customer information for sales and support teams.</text:p>
        </text:list-item>
        <text:list-item>
          <text:p text:style-name="P3">Project managed the implementation of Salesforce throughout the company, and oversaw the administration of the application.</text:p>
        </text:list-item>
      </text:list>
      <text:p text:style-name="First_20_paragraph">Development Lead, <text:a xlink:type="simple" xlink:href="http://jbanetwork.com" office:name=""><text:span text:style-name="Definition">JBA Network</text:span></text:a> - Asheville, NC June 2003 - December 2006</text:p>
      <text:list text:style-name="L4">
        <text:list-item>
          <text:p text:style-name="P4">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4">Developed a modular, evented, MVC programming framework for PHP.</text:p>
        </text:list-item>
        <text:list-item>
          <text:p text:style-name="P4">Concept development, project management, and programming for other company products and services, including www.jukeboxalive.com and www.byregion.net.</text:p>
        </text:list-item>
        <text:list-item>
          <text:p text:style-name="P4">Systems administration and networking (Linux, Windows).</text:p>
        </text:list-item>
      </text:list>
      <text:p text:style-name="First_20_paragraph">Intern, US Navy FNMOD - Asheville, NC May 2001 - August 2001</text:p>
      <text:list text:style-name="L5">
        <text:list-item>
          <text:p text:style-name="P5">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Geek in Residence, Internet Safety Association - Asheville, NC December 1998 - December 1999</text:p>
      <text:list text:style-name="L6">
        <text:list-item>
          <text:p text:style-name="P6">HTML and JavaScript programming, graphic design, web design and management, network management, computer maintenance.</text:p>
        </text:list-item>
      </text:list>
      <text:p text:style-name="First_20_paragraph">Various - Asheville, NC 1996 - 1998</text:p>
      <text:list text:style-name="L7">
        <text:list-item>
          <text:p text:style-name="P7">Assorted computer related jobs and volunteer work, including CAT-5 and fiber-optic network installation, web development, desktop publishing, technical writing, computer repair, and technical support.</text:p>
        </text:list-item>
      </text:list>
      <text:h text:style-name="Heading_20_2" text:outline-level="2">Volunteer</text:h>
      <text:p text:style-name="First_20_paragraph">Clairvision School of Meditation (Nonprofit) - 1999 - 2014</text:p>
      <text:list text:style-name="L8">
        <text:list-item>
          <text:p text:style-name="P8">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 backend, using APIs from Stripe and EasyPost. (2013-2014)</text:p>
        </text:list-item>
        <text:list-item>
          <text:p text:style-name="P8">Developing electronic music systems using open source tools. Trained a team of musicians in basic programming. Wrote arpeggiator and sampler patches for SuperCollider. Prototyped Reactable clone in PureData. (2011)</text:p>
        </text:list-item>
        <text:list-item>
          <text:p text:style-name="P8">Developed Java search engine for knowledge base, website development including JavaScript shipping estimator. (2000)</text:p>
        </text:list-item>
      </text:list>
      <text:h text:style-name="Heading_20_2" text:outline-level="2">Open Source Projects</text:h>
      <text:p text:style-name="First_20_paragraph"><text:a xlink:type="simple" xlink:href="http://enlightenedstructure.org" office:name=""><text:span text:style-name="Definition">Enlightened Structure</text:span></text:a></text:p>
      <text:list text:style-name="L9">
        <text:list-item>
          <text:p text:style-name="P9">Co-founded the Enlightened Structure metaproject to create an open, decentralized, collaborative application and data ecosystem.</text:p>
        </text:list-item>
        <text:list-item>
          <text:p text:style-name="P9">Envisioning and prototyping of tools and applications such as reputation exchange, forking-based collaboration, and visualization and navigation of the global semantic graph.</text:p>
        </text:list-item>
        <text:list-item>
          <text:p text:style-name="P9">Research and synthesis of information on candidate technologies.</text:p>
        </text:list-item>
        <text:list-item>
          <text:p text:style-name="P9">Code contributions to related projects (primarily written in Ruby and JavaScript).</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10">
        <text:list-item>
          <text:p text:style-name="P10">A Chrome extension that uses customizable pattern matching to extract phone numbers from web pages and convert them to <text:span text:style-name="T9">skype:</text:span> or <text:span text:style-name="T10">callto:</text:span> links.</text:p>
        </text:list-item>
        <text:list-item>
          <text:p text:style-name="P10">47,000 users, 4 stars, 900 g+ plus ones.</text:p>
        </text:list-item>
      </text:list>
      <text:h text:style-name="Heading_20_2" text:outline-level="2">Communities and Conferences</text:h>
      <text:list text:style-name="L11">
        <text:list-item>
          <text:p text:style-name="P11"><text:a xlink:type="simple" xlink:href="http://collaborativeinter.net/" office:name=""><text:span text:style-name="Definition">Building the Collaborative Internet</text:span></text:a></text:p>
        </text:list-item>
        <text:list-item>
          <text:p text:style-name="P11"><text:a xlink:type="simple" xlink:href="http://indiewebcamp.com/" office:name=""><text:span text:style-name="Definition">Indie Web Camp</text:span></text:a></text:p>
        </text:list-item>
        <text:list-item>
          <text:p text:style-name="P11"><text:a xlink:type="simple" xlink:href="http://www.internetidentityworkshop.com/" office:name=""><text:span text:style-name="Definition">Internet Identity Workshop</text:span></text:a></text:p>
        </text:list-item>
      </text:list>
      <text:h text:style-name="Heading_20_2" text:outline-level="2">Education</text:h>
      <text:p text:style-name="First_20_paragraph"><text:span text:style-name="T11">BA</text:span> in <text:span text:style-name="T12">mathematics</text:span>, minor in <text:span text:style-name="T13">computer</text:span><text:span text:style-name="T14"> </text:span><text:span text:style-name="T15">science</text:span> from the <text:a xlink:type="simple" xlink:href="http://unca.edu" office:name=""><text:span text:style-name="Definition">University of North Carolina at Asheville</text:span></text:a> (May,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